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702" officeooo:paragraph-rsid="00005702"/>
    </style:style>
    <style:style style:name="P2" style:family="paragraph" style:parent-style-name="Standard">
      <style:text-properties officeooo:rsid="00005702" officeooo:paragraph-rsid="00005702"/>
    </style:style>
    <style:style style:name="P3" style:family="paragraph" style:parent-style-name="Standard">
      <style:text-properties officeooo:rsid="00035eac" officeooo:paragraph-rsid="00035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mvnrepository.com/artifact/javax.mail/javax.mail-api/1.6.2" text:style-name="Internet_20_link" text:visited-style-name="Visited_20_Internet_20_Link">JavaMail</text:a></text:p>
      <text:p text:style-name="P1"/>
      <text:p text:style-name="P1"><text:a xlink:type="simple" xlink:href="https://mvnrepository.com/artifact/javax.activation/activation/1.1.1" text:style-name="Internet_20_link" text:visited-style-name="Visited_20_Internet_20_Link">JavaActivationFramework</text:a> (JAF)</text:p>
      <text:p text:style-name="P1"/>
      <text:p text:style-name="P3"><text:a xlink:type="simple" xlink:href="https://mvnrepository.com/artifact/com.microsoft.sqlserver/mssql-jdbc" text:style-name="Internet_20_link" text:visited-style-name="Visited_20_Internet_20_Link">JDBC SQL SERVE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29T12:31:02.787000000</dc:date>
    <meta:editing-duration>PT1H57M44S</meta:editing-duration>
    <meta:editing-cycles>2</meta:editing-cycles>
    <meta:document-statistic meta:table-count="0" meta:image-count="0" meta:object-count="0" meta:page-count="1" meta:paragraph-count="3" meta:word-count="6" meta:character-count="52" meta:non-whitespace-character-count="49"/>
  </office:meta>
</office:document-meta>
</file>